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7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60pt" fo:font-weight="bold" officeooo:rsid="0e3c9ac6" officeooo:paragraph-rsid="0e3c9ac6" style:font-size-asian="60pt" style:font-weight-asian="bold" style:font-size-complex="6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6pt" officeooo:rsid="1754527c" officeooo:paragraph-rsid="1754527c" style:font-size-asian="26pt" style:font-size-complex="26pt"/>
    </style:style>
    <style:style style:name="P12" style:family="paragraph" style:parent-style-name="Example_20_Header">
      <style:text-properties officeooo:paragraph-rsid="0ce95318"/>
    </style:style>
    <style:style style:name="P13" style:family="paragraph" style:parent-style-name="Standard">
      <style:paragraph-properties fo:text-align="center" style:justify-single-word="false" fo:break-before="page"/>
    </style:style>
    <style:style style:name="P14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5" style:family="paragraph" style:parent-style-name="Text_20_body" style:master-page-name="Standard">
      <style:paragraph-properties fo:text-align="end" style:justify-single-word="false" style:page-number="auto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officeooo:rsid="174b538c" officeooo:paragraph-rsid="174b538c"/>
    </style:style>
    <style:style style:name="P18" style:family="paragraph" style:parent-style-name="Text_20_body" style:list-style-name="L1">
      <style:text-properties officeooo:rsid="174b9578" officeooo:paragraph-rsid="174b9578"/>
    </style:style>
    <style:style style:name="P19" style:family="paragraph" style:parent-style-name="Text_20_body">
      <style:text-properties officeooo:rsid="113240ec" officeooo:paragraph-rsid="175617a0"/>
    </style:style>
    <style:style style:name="P20" style:family="paragraph" style:parent-style-name="Text_20_body" style:list-style-name="L3">
      <style:text-properties fo:language="cs" fo:country="CZ" officeooo:rsid="172b80ff" officeooo:paragraph-rsid="175617a0"/>
    </style:style>
    <style:style style:name="P21" style:family="paragraph" style:parent-style-name="Example" style:list-style-name="L4">
      <style:text-properties officeooo:rsid="175617a0" officeooo:paragraph-rsid="175617a0"/>
    </style:style>
    <style:style style:name="P22" style:family="paragraph" style:parent-style-name="Example" style:list-style-name="L4">
      <style:text-properties officeooo:paragraph-rsid="175617a0"/>
    </style:style>
    <style:style style:name="P23" style:family="paragraph" style:parent-style-name="Heading_20_1">
      <style:paragraph-properties fo:break-before="page"/>
      <style:text-properties officeooo:rsid="139f6ca3" officeooo:paragraph-rsid="108bcbf7"/>
    </style:style>
    <style:style style:name="P24" style:family="paragraph" style:parent-style-name="Heading_20_2">
      <style:text-properties officeooo:paragraph-rsid="175617a0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officeooo:rsid="136b6dd9"/>
    </style:style>
    <style:style style:name="T5" style:family="text">
      <style:text-properties officeooo:rsid="174b9a06"/>
    </style:style>
    <style:style style:name="T6" style:family="text">
      <style:text-properties fo:language="cs" fo:country="CZ"/>
    </style:style>
    <style:style style:name="T7" style:family="text">
      <style:text-properties fo:language="cs" fo:country="CZ" fo:font-style="italic" officeooo:rsid="11354dcd" style:font-style-asian="italic" style:font-style-complex="italic"/>
    </style:style>
    <style:style style:name="T8" style:family="text">
      <style:text-properties fo:language="cs" fo:country="CZ" fo:font-style="italic" officeooo:rsid="18ecaf8e" style:font-style-asian="italic" style:font-style-complex="italic"/>
    </style:style>
    <style:style style:name="T9" style:family="text">
      <style:text-properties fo:language="cs" fo:country="CZ" officeooo:rsid="11354dcd"/>
    </style:style>
    <style:style style:name="T10" style:family="text">
      <style:text-properties fo:language="cs" fo:country="CZ" officeooo:rsid="18ecaf8e"/>
    </style:style>
    <style:style style:name="T11" style:family="text">
      <style:text-properties fo:language="cs" fo:country="CZ" officeooo:rsid="0dfa8c96"/>
    </style:style>
    <style:style style:name="T12" style:family="text">
      <style:text-properties fo:language="cs" fo:country="CZ" officeooo:rsid="12a7fb9d"/>
    </style:style>
    <style:style style:name="T13" style:family="text">
      <style:text-properties fo:language="cs" fo:country="CZ" officeooo:rsid="119bf22f"/>
    </style:style>
    <style:style style:name="T14" style:family="text">
      <style:text-properties fo:language="cs" fo:country="CZ" officeooo:rsid="172a2339"/>
    </style:style>
    <style:style style:name="T15" style:family="text">
      <style:text-properties fo:language="cs" fo:country="CZ" officeooo:rsid="11729fe3"/>
    </style:style>
    <style:style style:name="T16" style:family="text">
      <style:text-properties fo:language="cs" fo:country="CZ" officeooo:rsid="11326cea"/>
    </style:style>
    <style:style style:name="T17" style:family="text">
      <style:text-properties fo:language="cs" fo:country="CZ" officeooo:rsid="172d8050"/>
    </style:style>
    <style:style style:name="T18" style:family="text">
      <style:text-properties fo:language="cs" fo:country="CZ" officeooo:rsid="119dffd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5"/>
      <text:p text:style-name="Text_20_body"/>
      <text:p text:style-name="Text_20_body"/>
      <text:p text:style-name="P10">Dakara</text:p>
      <text:p text:style-name="P6"/>
      <text:p text:style-name="P6"/>
      <text:p text:style-name="P11">campaign</text:p>
      <text:p text:style-name="P11"/>
      <text:p text:style-name="P11">Rozšiřující příručka ke hře Dakara: dungeoncrawl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Společenská hra na prožívání příběhů</text:p>
      <text:p text:style-name="P8"/>
      <text:p text:style-name="P9"/>
      <text:p text:style-name="P3">Michal Světlý</text:p>
      <text:p text:style-name="P1"/>
      <text:p text:style-name="P13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4"><text:a xlink:type="simple" xlink:href="#__RefHeading___Toc2946_901242990" text:style-name="Internet_20_link" text:visited-style-name="Internet_20_link">TODO:</text:a><text:tab/>3</text:p>
        </text:index-body>
      </text:table-of-content>
      <text:p text:style-name="P12"/>
      <text:p text:style-name="P4"/>
      <text:p text:style-name="P2">Verze 0.<text:span text:style-name="T4">0.35</text:span></text:p>
      <text:p text:style-name="P12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23" text:outline-level="1"><text:bookmark-start text:name="__RefHeading___Toc2946_901242990"/>TODO:<text:bookmark-end text:name="__RefHeading___Toc2946_901242990"/></text:h>
      <text:list xml:id="list2866069989" text:style-name="L1">
        <text:list-item>
          <text:p text:style-name="P17">Kampaňová pravidla – stupně profesionality v boji</text:p>
          <text:list>
            <text:list-item>
              <text:p text:style-name="P16">Základní výcvik: +0  (řadoví vojáci a žoldáci, obyčejní lidé)</text:p>
            </text:list-item>
            <text:list-item>
              <text:p text:style-name="P16">Pokročilý výcvik: +1 (veteráni)</text:p>
            </text:list-item>
            <text:list-item>
              <text:p text:style-name="P16">Excelentní výcvik: +2 (elitní garda)</text:p>
            </text:list-item>
            <text:list-item>
              <text:p text:style-name="P16">Mistrovský výcvik: +3 (mistr šermu)</text:p>
              <text:p text:style-name="P18">Postavy nemají bojový výcvik ani čas na to, aby si jím prošly. Díky moci načerpané z krystalů <text:span text:style-name="T5">získávají nadlidské schopnosti: Jsou mnohem silnější, rychlejší a mají silnější duševní schopnosti než obyčejní lidé.</text:span></text:p>
            </text:list-item>
          </text:list>
        </text:list-item>
      </text:list>
      <text:h text:style-name="Heading_20_1" text:outline-level="1">Vedení hry</text:h>
      <text:h text:style-name="P24" text:outline-level="2"><text:span text:style-name="T11">N</text:span><text:span text:style-name="T6">áhodný hod</text:span></text:h>
      <text:p text:style-name="P19"><text:span text:style-name="T10">K</text:span><text:span text:style-name="T12">dyž chce</text:span><text:span text:style-name="T10">š</text:span><text:span text:style-name="T6"> </text:span><text:span text:style-name="T13">nestranně</text:span><text:span text:style-name="T6"> rozhodnout něco, co </text:span><text:span text:style-name="T14">postavy nemohou nijak ovlivnit, </text:span><text:span text:style-name="T10">můžeš použít náhodný hod:</text:span></text:p>
      <text:list xml:id="list650310638" text:style-name="L3">
        <text:list-item>
          <text:p text:style-name="P20">Na náhodu se hází 1k6 a nic se k tomu nepřičítá.</text:p>
        </text:list-item>
      </text:list>
      <text:p text:style-name="P19"><text:span text:style-name="T10">Nezapomeň v</text:span><text:span text:style-name="T15">ždy</text:span><text:span text:style-name="T16"> před hodem </text:span><text:span text:style-name="T17">nahlas ř</text:span><text:span text:style-name="T10">íct</text:span><text:span text:style-name="T16">, co budou znamenat jednotlivé výsledky:</text:span></text:p>
      <text:list xml:id="list234703511" text:style-name="L4">
        <text:list-item>
          <text:p text:style-name="P22"><text:span text:style-name="T7">Hráč:</text:span><text:span text:style-name="T9"> </text:span><text:span text:style-name="T6">„Jaké je zrovna počasí?“<text:line-break/></text:span><text:span text:style-name="T7">P</text:span><text:span text:style-name="T8">án jeskyně</text:span><text:span text:style-name="T7">:</text:span><text:span text:style-name="T9"> </text:span><text:span text:style-name="T6">„</text:span><text:span text:style-name="T18">Nevím, hodím si. </text:span><text:span text:style-name="T6">Jednička – je krásně, šestka – je bouřka.“</text:span></text:p>
        </text:list-item>
        <text:list-item>
          <text:p text:style-name="P21"><text:span text:style-name="T7">Hráč:</text:span><text:span text:style-name="T9"> </text:span><text:span text:style-name="T6">„</text:span><text:span text:style-name="T9">Je v téhle vesnici zbrojíř?“<text:line-break/></text:span><text:span text:style-name="T7">P</text:span><text:span text:style-name="T8">án jeskyně</text:span><text:span text:style-name="T7">:</text:span><text:span text:style-name="T9"> „To není moc pravděpodobné – </text:span><text:span text:style-name="T10">když padne jednička</text:span><text:span text:style-name="T9">.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07T16:55:02.131000000</dc:date>
    <meta:print-date>2113-01-01T00:00:00</meta:print-date>
    <meta:editing-cycles>10889</meta:editing-cycles>
    <meta:editing-duration>P33DT23M</meta:editing-duration>
    <meta:generator>LibreOffice/6.0.5.2$Windows_X86_64 LibreOffice_project/54c8cbb85f300ac59db32fe8a675ff7683cd5a16</meta:generator>
    <meta:document-statistic meta:table-count="0" meta:image-count="0" meta:object-count="0" meta:page-count="5" meta:paragraph-count="27" meta:word-count="198" meta:character-count="1248" meta:non-whitespace-character-count="1081"/>
  </office:meta>
</office:document-meta>
</file>